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officeooo:rsid="002dbbe0" officeooo:paragraph-rsid="002dbbe0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font-size-asian="12pt" style:font-size-complex="12pt"/>
    </style:style>
    <style:style style:name="P1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2117a9" style:font-size-asian="12pt" style:font-style-asian="normal" style:font-weight-asian="normal" style:font-size-complex="12pt" style:text-emphasize="none"/>
    </style:style>
    <style:style style:name="P15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2d778" officeooo:paragraph-rsid="002117a9" style:font-name-asian="Arial3" style:font-size-asian="12pt" style:font-style-asian="normal" style:font-weight-asian="normal" style:font-name-complex="Arial3" style:font-size-complex="12pt" style:text-emphasize="none"/>
    </style:style>
    <style:style style:name="P16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271c11" style:font-name-asian="Arial3" style:font-size-asian="12pt" style:font-style-asian="normal" style:font-weight-asian="normal" style:font-name-complex="Arial3" style:font-size-complex="12pt" style:text-emphasize="none"/>
    </style:style>
    <style:style style:name="P1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aaf66" officeooo:paragraph-rsid="002dbbe0" style:font-size-asian="12pt" style:font-style-asian="normal" style:font-weight-asian="normal" style:font-size-complex="12pt" style:text-emphasize="none"/>
    </style:style>
    <style:style style:name="P18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name-asian="Arial3" style:font-size-asian="12pt" style:font-style-asian="normal" style:font-weight-asian="normal" style:font-name-complex="Arial3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dbbe0" style:font-name-asian="Arial3" style:font-size-asian="12pt" style:font-style-asian="normal" style:font-weight-asian="normal" style:font-name-complex="Arial3" style:font-size-complex="12pt" style:text-emphasize="none"/>
    </style:style>
    <style:style style:name="P20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1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dbbe0" style:font-size-asian="12pt" style:font-style-asian="normal" style:font-weight-asian="normal" style:font-size-complex="12pt" style:text-emphasize="none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4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2ad702"/>
    </style:style>
    <style:style style:name="P2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aaf66" officeooo:paragraph-rsid="002dbbe0" style:font-size-asian="12pt" style:font-style-asian="normal" style:font-weight-asian="normal" style:font-size-complex="12pt" style:text-emphasize="none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dbbe0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2f1830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ad702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be9fc" style:font-style-asian="normal" style:font-weight-asian="normal" style:text-emphasize="none"/>
    </style:style>
    <style:style style:name="T10" style:family="text">
      <style:text-properties fo:color="#000000" loext:opacity="100%" style:font-name="Arial2" fo:font-size="12pt" style:text-underline-style="none" fo:font-weight="normal" officeooo:rsid="002ad702" style:font-name-asian="Arial3" style:font-size-asian="12pt" style:font-weight-asian="normal" style:font-name-complex="Arial3" style:font-size-complex="12pt" style:font-weight-complex="normal"/>
    </style:style>
    <style:style style:name="T11" style:family="text">
      <style:text-properties fo:color="#000000" loext:opacity="100%" style:font-name="Arial2" fo:font-size="12pt" style:text-underline-style="none" fo:font-weight="normal" officeooo:rsid="002dbbe0" style:font-name-asian="Arial3" style:font-size-asian="12pt" style:font-weight-asian="normal" style:font-name-complex="Arial3" style:font-size-complex="12pt" style:font-weight-complex="normal"/>
    </style:style>
    <style:style style:name="T12" style:family="text">
      <style:text-properties officeooo:rsid="00129edb"/>
    </style:style>
    <style:style style:name="T13" style:family="text">
      <style:text-properties officeooo:rsid="001adcec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16" style:family="text">
      <style:text-properties fo:font-variant="normal" fo:text-transform="none" fo:color="#000000" loext:opacity="100%" style:font-name="Arial2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000000" loext:opacity="100%" style:font-name="Arial2" fo:font-size="12pt" fo:letter-spacing="normal" fo:font-style="normal" fo:font-weight="normal" officeooo:rsid="002ad702" style:font-size-asian="12pt" style:font-size-complex="12pt"/>
    </style:style>
    <style:style style:name="T18" style:family="text">
      <style:text-properties officeooo:rsid="002be9fc"/>
    </style:style>
    <style:style style:name="T19" style:family="text">
      <style:text-properties officeooo:rsid="002ad702"/>
    </style:style>
    <style:style style:name="T20" style:family="text">
      <style:text-properties officeooo:rsid="002bbfea"/>
    </style:style>
    <style:style style:name="T21" style:family="text">
      <style:text-properties officeooo:rsid="002d68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6">43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6">Cart - the item(s) added to the cart by user 1 remains in the basket for user 2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2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3"><text:span text:style-name="T5">27</text:span><text:span text:style-name="T6">/0</text:span><text:span text:style-name="T5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7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8">Windows <text:span text:style-name="T12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1"><text:span text:style-name="T14">Chrome </text:span><text:span text:style-name="T15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8">S<text:span text:style-name="T13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8">P<text:span text:style-name="T13">1</text:span></text:p>
          </table:table-cell>
        </table:table-row>
      </table:table>
      <text:p text:style-name="P1"/>
      <text:p text:style-name="P1"/>
      <text:p text:style-name="P10">Description</text:p>
      <text:p text:style-name="P17"><text:span text:style-name="T19">When add</text:span><text:span text:style-name="T20">ing</text:span><text:span text:style-name="T19"> an item and log</text:span><text:span text:style-name="T21">ging-</text:span><text:span text:style-name="T19">out with one user and log</text:span><text:span text:style-name="T21">ging-in</text:span><text:span text:style-name="T19"> with other user the item</text:span><text:span text:style-name="T21">(s)</text:span><text:span text:style-name="T19"> added to the cart remain</text:span><text:span text:style-name="T21">s</text:span><text:span text:style-name="T19"> in the basket.</text:span></text:p>
      <text:p text:style-name="P17"/>
      <text:p text:style-name="P17"/>
      <text:p text:style-name="P10">Steps to reproduce</text:p>
      <text:p text:style-name="P18">1. access site www.saucedemo.com in Chrome </text:p>
      <text:p text:style-name="P24"><text:span text:style-name="T7">2. insert valid data for user 1 in field “Username”</text:span><text:span text:style-name="T8"> (problem_user)</text:span></text:p>
      <text:p text:style-name="P24"><text:span text:style-name="T7">3. insert valid data for user 1 in field “Password”</text:span><text:span text:style-name="T8"> (secret_sauce)</text:span></text:p>
      <text:p text:style-name="P20">4. press “Login” button</text:p>
      <text:p text:style-name="P20">5. add to cart one item<text:span text:style-name="T18"> (Sauce Labs Onesie)</text:span></text:p>
      <text:p text:style-name="P20">6. click “Logout” from menu button from Home page</text:p>
      <text:p text:style-name="P24"><text:span text:style-name="T7">7. insert valid data for user 2 in field “Username”</text:span><text:span text:style-name="T8"> (</text:span><text:span text:style-name="T9">visual</text:span><text:span text:style-name="T8">_user)</text:span></text:p>
      <text:p text:style-name="P24"><text:span text:style-name="T7">8. insert valid data for user 2 in field “Password”</text:span><text:span text:style-name="T8"> (secret_sauce)</text:span></text:p>
      <text:p text:style-name="P20">9. press “Login” button</text:p>
      <text:p text:style-name="P20">10.click the icon of the cart</text:p>
      <text:p text:style-name="P16"/>
      <text:p text:style-name="P10">Expected result</text:p>
      <text:p text:style-name="P21"><text:span text:style-name="T21">When</text:span> user 2<text:span text:style-name="T21"> logins</text:span>, the item added to the cart <text:span text:style-name="T21">by</text:span> user 1 <text:span text:style-name="T21">is not</text:span> in the basket an<text:span text:style-name="T21">d</text:span> the cart is empty.</text:p>
      <text:p text:style-name="P14"/>
      <text:p text:style-name="P15"/>
      <text:p text:style-name="P10">Actual result</text:p>
      <text:p text:style-name="P19"><text:span text:style-name="T21">When</text:span> user 2<text:span text:style-name="T21"> logins</text:span>, the item added to the cart <text:span text:style-name="T21">by</text:span> user 1 <text:span text:style-name="T21">is</text:span> in the basket an<text:span text:style-name="T21">d</text:span> the cart is<text:span text:style-name="T21"> not</text:span> empty.</text:p>
      <text:p text:style-name="P10"><text:soft-page-break/>Notes</text:p>
      <text:p text:style-name="P25"><text:span text:style-name="T10">The bug reproduces for all user</text:span><text:span text:style-name="T11">s </text:span><text:span text:style-name="T10">(where login and logout can be done): </text:span><text:span text:style-name="T16">standard_user</text:span><text:span text:style-name="T17">, </text:span><text:span text:style-name="T16">problem_user</text:span><text:span text:style-name="T17">, </text:span><text:span text:style-name="T16">performance_glitch_user</text:span><text:span text:style-name="T17">, </text:span><text:span text:style-name="T16">error_user</text:span><text:span text:style-name="T17">, </text:span><text:span text:style-name="T16">visual_user</text:span><text:span text:style-name="T17">.</text:span></text:p>
      <text:p text:style-name="P12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27</meta:editing-cycles>
    <meta:creation-date>2024-02-05T18:33:00</meta:creation-date>
    <dc:date>2024-05-04T18:11:57.875000000</dc:date>
    <meta:editing-duration>PT1H29M49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42" meta:word-count="232" meta:character-count="1342" meta:non-whitespace-character-count="1146"/>
    <meta:user-defined meta:name="AppVersion">16.0000</meta:user-defined>
    <meta:template xlink:type="simple" xlink:actuate="onRequest" xlink:title="Normal" xlink:href=""/>
  </office:meta>
</office:document-meta>
</file>